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174in" style:rel-column-width="622*"/>
    </style:style>
    <style:style style:name="Table1.B" style:family="table-column">
      <style:table-column-properties style:column-width="0.4868in" style:rel-column-width="725*"/>
    </style:style>
    <style:style style:name="Table1.C" style:family="table-column">
      <style:table-column-properties style:column-width="2.4764in" style:rel-column-width="3691*"/>
    </style:style>
    <style:style style:name="Table1.D" style:family="table-column">
      <style:table-column-properties style:column-width="1.209in" style:rel-column-width="1802*"/>
    </style:style>
    <style:style style:name="Table1.E" style:family="table-column">
      <style:table-column-properties style:column-width="2.1035in" style:rel-column-width="3135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2333in"/>
    </style:style>
    <style:style style:name="P1" style:family="paragraph" style:parent-style-name="Standard">
      <style:text-properties officeooo:rsid="001ef269" officeooo:paragraph-rsid="001ef269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loext:padding="0in" loext:border="none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f269" officeooo:paragraph-rsid="001ef269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25e557"/>
    </style:style>
    <style:style style:name="P7" style:family="paragraph" style:parent-style-name="Table_20_Contents">
      <style:paragraph-properties fo:text-align="center" style:justify-single-word="false"/>
      <style:text-properties officeooo:rsid="00208115" officeooo:paragraph-rsid="00208115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ef269" officeooo:paragraph-rsid="001ef269" style:font-weight-asian="bold" style:font-weight-complex="bold"/>
    </style:style>
    <style:style style:name="P9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apple-system" fo:font-size="12pt" fo:letter-spacing="normal" fo:font-style="normal" fo:font-weight="normal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officeooo:rsid="0025e5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as 2024 Paper &amp; Author Lis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Paper ID</text:p>
          </table:table-cell>
          <table:table-cell table:style-name="Table1.A1" office:value-type="string">
            <text:p text:style-name="P8">Title</text:p>
          </table:table-cell>
          <table:table-cell table:style-name="Table1.A1" office:value-type="string">
            <text:p text:style-name="P8">Contact Author</text:p>
          </table:table-cell>
          <table:table-cell table:style-name="Table1.A1" office:value-type="string">
            <text:p text:style-name="P8">Members</text:p>
          </table:table-cell>
        </table:table-row>
        <table:table-row>
          <table:table-cell table:style-name="Table1.A1" office:value-type="string">
            <text:p text:style-name="P7">01</text:p>
          </table:table-cell>
          <table:table-cell table:style-name="Table1.A1" office:value-type="string">
            <text:p text:style-name="P9"><text:span text:style-name="T1">53</text:span> </text:p>
          </table:table-cell>
          <table:table-cell table:style-name="Table1.A1" office:value-type="string">
            <text:p text:style-name="P5"><text:span text:style-name="T2">Accelerated Semantic Search with MAX Engine: A Case Study on Counterfactual Statement Classification</text:span></text:p>
          </table:table-cell>
          <table:table-cell table:style-name="Table1.A1" office:value-type="string">
            <text:p text:style-name="P2">Abhijit Pathak</text:p>
            <text:p text:style-name="P3"/>
            <text:p text:style-name="P10"/>
          </table:table-cell>
          <table:table-cell table:style-name="Table1.A1" office:value-type="string">
            <text:p text:style-name="P2">Touhidul Alam Seyam</text:p>
            <text:p text:style-name="P2">Minhajur Rahaman</text:p>
            <text:p text:style-name="P2">Pragga Dutta</text:p>
            <text:p text:style-name="P2">Sanjida Jahan</text:p>
            <text:p text:style-name="P5"><text:span text:style-name="T2">Ummay Nayema</text:span></text:p>
          </table:table-cell>
        </table:table-row>
        <table:table-row>
          <table:table-cell table:style-name="Table1.A1" office:value-type="string">
            <text:p text:style-name="P7">02</text:p>
          </table:table-cell>
          <table:table-cell table:style-name="Table1.A1" office:value-type="string">
            <text:p text:style-name="P9"><text:span text:style-name="T1">55</text:span> </text:p>
          </table:table-cell>
          <table:table-cell table:style-name="Table1.A1" office:value-type="string">
            <text:p text:style-name="P5"><text:span text:style-name="T2">High-Performance K-Means Clustering: Leveraging Mojo for Efficient Big Data Analysis</text:span></text:p>
          </table:table-cell>
          <table:table-cell table:style-name="Table1.A1" office:value-type="string">
            <text:p text:style-name="P5"><text:span text:style-name="T2">Touhidul Alam Seyam</text:span></text:p>
          </table:table-cell>
          <table:table-cell table:style-name="Table1.A1" office:value-type="string">
            <text:p text:style-name="P2">Abhijit Pathak</text:p>
            <text:p text:style-name="P3"><text:span text:style-name="T3">Tibra Paul</text:span></text:p>
            <text:p text:style-name="P5"><text:span text:style-name="T2">Rifat Mohammad Noor</text:span></text:p>
            <text:p text:style-name="P2">Md. Ashikur Rahman</text:p>
            <text:p text:style-name="P5"><text:span text:style-name="T2">Tanvir Rahman Toha</text:span></text:p>
          </table:table-cell>
        </table:table-row>
        <table:table-row>
          <table:table-cell table:style-name="Table1.A1" office:value-type="string">
            <text:p text:style-name="P7">03</text:p>
          </table:table-cell>
          <table:table-cell table:style-name="Table1.A1" office:value-type="string">
            <text:p text:style-name="P9"><text:span text:style-name="T1">57</text:span> </text:p>
          </table:table-cell>
          <table:table-cell table:style-name="Table1.A1" office:value-type="string">
            <text:p text:style-name="P5"><text:span text:style-name="T2">Fine-Tuning Llama2 Inference: A Comparative Exploration of Language Implementations for Optimal Efficiency</text:span></text:p>
          </table:table-cell>
          <table:table-cell table:style-name="Table1.A1" office:value-type="string">
            <text:p text:style-name="P5"><text:span text:style-name="T2">Abhijit Pathak</text:span></text:p>
          </table:table-cell>
          <table:table-cell table:style-name="Table1.A1" office:value-type="string">
            <text:p text:style-name="P5"><text:span text:style-name="T2">Touhidul Alam Seyam</text:span></text:p>
            <text:p text:style-name="P2">Anisa Nowrin</text:p>
            <text:p text:style-name="P2">Arnab Chakraborty</text:p>
            <text:p text:style-name="P2">Minhajur Rahaman</text:p>
            <text:p text:style-name="P5"><text:span text:style-name="T2">Tibra Paul</text:span></text:p>
          </table:table-cell>
        </table:table-row>
        <table:table-row table:style-name="Table1.5">
          <table:table-cell table:style-name="Table1.A1" office:value-type="string">
            <text:p text:style-name="P7">04</text:p>
          </table:table-cell>
          <table:table-cell table:style-name="Table1.A1" office:value-type="string">
            <text:p text:style-name="P9"><text:span text:style-name="T1">58</text:span> </text:p>
          </table:table-cell>
          <table:table-cell table:style-name="Table1.A1" office:value-type="string">
            <text:p text:style-name="P5"><text:span text:style-name="T2">Efficient Malware Classification Using Multiprocessing and Bag-of-Words Vectorization</text:span></text:p>
          </table:table-cell>
          <table:table-cell table:style-name="Table1.A1" office:value-type="string">
            <text:p text:style-name="P5"><text:span text:style-name="T2">Touhidul Alam Seyam</text:span></text:p>
          </table:table-cell>
          <table:table-cell table:style-name="Table1.A1" office:value-type="string">
            <text:p text:style-name="P2">Abhijit Pathak</text:p>
            <text:p text:style-name="P2">Jubaida Begum Barsha</text:p>
            <text:p text:style-name="P2">Alahi Majnur Osama</text:p>
            <text:p text:style-name="P2">Mohammad Sadman Jahid</text:p>
            <text:p text:style-name="P2">Rifat Mohammad Noor</text:p>
            <text:p text:style-name="P5"/>
          </table:table-cell>
        </table:table-row>
        <table:table-row table:style-name="Table1.5">
          <table:table-cell table:style-name="Table1.A1" office:value-type="string">
            <text:p text:style-name="P7">05</text:p>
          </table:table-cell>
          <table:table-cell table:style-name="Table1.A1" office:value-type="string">
            <text:p text:style-name="P9"><text:span text:style-name="T1">64</text:span> </text:p>
          </table:table-cell>
          <table:table-cell table:style-name="Table1.A1" office:value-type="string">
            <text:p text:style-name="P5"><text:span text:style-name="T2">Deep Learning for Agriculture : Training Pre-Trained CNN Models for Paddy Leaf Disease Detection</text:span></text:p>
          </table:table-cell>
          <table:table-cell table:style-name="Table1.A1" office:value-type="string">
            <text:p text:style-name="P5"><text:span text:style-name="T2">Touhidul Alam Seyam</text:span></text:p>
          </table:table-cell>
          <table:table-cell table:style-name="Table1.A1" office:value-type="string">
            <text:p text:style-name="P2">Abhijit Pathak</text:p>
            <text:p text:style-name="P2">Anisa Nowrin</text:p>
            <text:p text:style-name="P2">Nurjahan kamal Santa</text:p>
            <text:p text:style-name="P2">Mowmita Tajnin Jiba</text:p>
            <text:p text:style-name="P5"><text:span text:style-name="T2">Sanjida Jahan</text:span></text:p>
          </table:table-cell>
        </table:table-row>
        <table:table-row table:style-name="Table1.5">
          <table:table-cell table:style-name="Table1.A1" office:value-type="string">
            <text:p text:style-name="P7">06</text:p>
          </table:table-cell>
          <table:table-cell table:style-name="Table1.A1" office:value-type="string">
            <text:p text:style-name="P9"><text:span text:style-name="T1">87</text:span> </text:p>
          </table:table-cell>
          <table:table-cell table:style-name="Table1.A1" office:value-type="string">
            <text:p text:style-name="P5"><text:span text:style-name="T2">Application of Machine Learning K-Means Clustering and Linear Regression in Determining the Risk Level of Pulmonary Tuberculosis</text:span></text:p>
          </table:table-cell>
          <table:table-cell table:style-name="Table1.A1" office:value-type="string">
            <text:p text:style-name="P5"><text:span text:style-name="T2">Abhijit Pathak</text:span></text:p>
          </table:table-cell>
          <table:table-cell table:style-name="Table1.A1" office:value-type="string">
            <text:p text:style-name="P2">Touhidul Alam Seyam</text:p>
            <text:p text:style-name="P2">Ziaul Islam Bablu</text:p>
            <text:p text:style-name="P2">Towhidul Haque Limon</text:p>
            <text:p text:style-name="P2">Sowmik Barua</text:p>
            <text:p text:style-name="P2">Piyal Dey</text:p>
            <text:p text:style-name="P5"><text:span text:style-name="T2">Mowmita Tajnin Jiba</text:span></text:p>
          </table:table-cell>
        </table:table-row>
        <table:table-row table:style-name="Table1.5">
          <table:table-cell table:style-name="Table1.A1" office:value-type="string">
            <text:p text:style-name="P7">07</text:p>
          </table:table-cell>
          <table:table-cell table:style-name="Table1.A1" office:value-type="string">
            <text:p text:style-name="P9"><text:span text:style-name="T1">98</text:span> </text:p>
          </table:table-cell>
          <table:table-cell table:style-name="Table1.A1" office:value-type="string">
            <text:p text:style-name="P5"><text:span text:style-name="T2">Enhancing Cardiovascular Risk Prediction Using Support Vector Machines and Advanced Machine Learning Algorithms</text:span></text:p>
          </table:table-cell>
          <table:table-cell table:style-name="Table1.A1" office:value-type="string">
            <text:p text:style-name="P6"><text:span text:style-name="T2">Abhijit Pathak</text:span></text:p>
          </table:table-cell>
          <table:table-cell table:style-name="Table1.A1" office:value-type="string">
            <text:p text:style-name="P2">Touhidul Alam Seyam</text:p>
            <text:p text:style-name="P2">Arnab Chakraborty</text:p>
            <text:p text:style-name="P2">Nurjahan kamal Santa</text:p>
            <text:p text:style-name="P2">Eftakar Uddin</text:p>
            <text:p text:style-name="P5"><text:span text:style-name="T2">Tasmim Akther Mim</text:span></text:p>
          </table:table-cell>
        </table:table-row>
        <table:table-row table:style-name="Table1.5">
          <table:table-cell table:style-name="Table1.A1" office:value-type="string">
            <text:p text:style-name="P7">08</text:p>
          </table:table-cell>
          <table:table-cell table:style-name="Table1.A1" office:value-type="string">
            <text:p text:style-name="P9"><text:span text:style-name="T1">105</text:span> </text:p>
          </table:table-cell>
          <table:table-cell table:style-name="Table1.A1" office:value-type="string">
            <text:p text:style-name="P5"><text:span text:style-name="T2">Designing a Blockchain-Based Land and Property Registration System in Bangladesh: Technical and Legal Viability</text:span></text:p>
          </table:table-cell>
          <table:table-cell table:style-name="Table1.A1" office:value-type="string">
            <text:p text:style-name="P5"><text:span text:style-name="T2">Touhidul Alam Seyam</text:span></text:p>
          </table:table-cell>
          <table:table-cell table:style-name="Table1.A1" office:value-type="string">
            <text:p text:style-name="P2">Jannatul Ferdous Sayma</text:p>
            <text:p text:style-name="P2">Minhajur Rahaman</text:p>
            <text:p text:style-name="P5"><text:span text:style-name="T2">Abhijit Pathak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2:24:37.999000000</meta:creation-date>
    <dc:date>2024-06-15T12:37:54.160000000</dc:date>
    <meta:editing-duration>PT12M52S</meta:editing-duration>
    <meta:editing-cycles>11</meta:editing-cycles>
    <meta:generator>LibreOffice/24.2.3.2$Windows_X86_64 LibreOffice_project/433d9c2ded56988e8a90e6b2e771ee4e6a5ab2ba</meta:generator>
    <meta:document-statistic meta:table-count="1" meta:image-count="0" meta:object-count="0" meta:page-count="2" meta:paragraph-count="77" meta:word-count="247" meta:character-count="1690" meta:non-whitespace-character-count="1512"/>
  </office:meta>
</office:document-meta>
</file>